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8a30" officeooo:paragraph-rsid="00198a30"/>
    </style:style>
    <style:style style:name="P2" style:family="paragraph" style:parent-style-name="Standard">
      <style:text-properties officeooo:paragraph-rsid="00198a30"/>
    </style:style>
    <style:style style:name="P3" style:family="paragraph" style:parent-style-name="Standard" style:list-style-name="L2">
      <style:text-properties officeooo:paragraph-rsid="001ebbd0"/>
    </style:style>
    <style:style style:name="P4" style:family="paragraph" style:parent-style-name="Standard" style:list-style-name="L2">
      <style:text-properties officeooo:paragraph-rsid="002063b5"/>
    </style:style>
    <style:style style:name="P5" style:family="paragraph" style:parent-style-name="Standard" style:list-style-name="L2">
      <style:text-properties style:font-name="Liberation Serif" fo:font-size="12pt" officeooo:paragraph-rsid="00198a30" style:font-size-asian="12pt" style:font-size-complex="12pt"/>
    </style:style>
    <style:style style:name="P6" style:family="paragraph" style:parent-style-name="Standard" style:list-style-name="L2">
      <style:text-properties style:font-name="Liberation Serif" fo:font-size="12pt" officeooo:paragraph-rsid="001b6748" style:font-size-asian="12pt" style:font-size-complex="12pt"/>
    </style:style>
    <style:style style:name="P7" style:family="paragraph" style:parent-style-name="Standard" style:list-style-name="L2">
      <style:text-properties style:font-name="Liberation Serif" fo:font-size="12pt" officeooo:paragraph-rsid="001f90c1" style:font-size-asian="12pt" style:font-size-complex="12pt"/>
    </style:style>
    <style:style style:name="P8" style:family="paragraph" style:parent-style-name="Standard" style:list-style-name="L2">
      <style:text-properties style:font-name="Liberation Serif" fo:font-size="12pt" officeooo:paragraph-rsid="002063b5" style:font-size-asian="12pt" style:font-size-complex="12pt"/>
    </style:style>
    <style:style style:name="P9" style:family="paragraph" style:parent-style-name="Standard" style:list-style-name="L2">
      <style:text-properties style:font-name="Liberation Serif" fo:font-size="12pt" officeooo:paragraph-rsid="001bd644" style:font-size-asian="12pt" style:font-size-complex="12pt"/>
    </style:style>
    <style:style style:name="P10" style:family="paragraph" style:parent-style-name="Standard" style:list-style-name="L2">
      <style:text-properties style:font-name="Liberation Serif" fo:font-size="12pt" officeooo:paragraph-rsid="001c2109" style:font-size-asian="12pt" style:font-size-complex="12pt"/>
    </style:style>
    <style:style style:name="P11" style:family="paragraph" style:parent-style-name="Standard" style:list-style-name="L2">
      <style:text-properties style:font-name="Liberation Serif" fo:font-size="12pt" officeooo:paragraph-rsid="001def01" style:font-size-asian="12pt" style:font-size-complex="12pt"/>
    </style:style>
    <style:style style:name="P12" style:family="paragraph" style:parent-style-name="Standard" style:list-style-name="L2">
      <style:text-properties style:font-name="Liberation Serif" fo:font-size="12pt" officeooo:paragraph-rsid="001ebbd0" style:font-size-asian="12pt" style:font-size-complex="12pt"/>
    </style:style>
    <style:style style:name="P13" style:family="paragraph" style:parent-style-name="Standard" style:list-style-name="L2">
      <style:text-properties style:font-name="Liberation Serif" fo:font-size="12pt" officeooo:paragraph-rsid="001f2a33" style:font-size-asian="12pt" style:font-size-complex="12pt"/>
    </style:style>
    <style:style style:name="P14" style:family="paragraph" style:parent-style-name="Standard" style:list-style-name="L2">
      <style:text-properties style:font-name="Liberation Serif" fo:font-size="12pt" officeooo:rsid="001f2a33" officeooo:paragraph-rsid="001f2a33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1f2a33" officeooo:paragraph-rsid="001f2a33" style:font-size-asian="12pt" style:font-size-complex="12pt"/>
    </style:style>
    <style:style style:name="P16" style:family="paragraph" style:parent-style-name="Standard">
      <style:text-properties style:font-name="Liberation Serif" fo:font-size="12pt" officeooo:paragraph-rsid="001f2a33" style:font-size-asian="12pt" style:font-size-complex="12pt"/>
    </style:style>
    <style:style style:name="P17" style:family="paragraph" style:parent-style-name="Standard" style:list-style-name="L2">
      <style:text-properties style:font-name="Liberation Serif" fo:font-size="12pt" fo:font-weight="bold" officeooo:rsid="001f2a33" officeooo:paragraph-rsid="001f2a33" style:font-size-asian="12pt" style:font-weight-asian="bold" style:font-size-complex="12pt" style:font-weight-complex="bold"/>
    </style:style>
    <style:style style:name="P18" style:family="paragraph" style:parent-style-name="Standard">
      <style:text-properties officeooo:rsid="002063b5" officeooo:paragraph-rsid="002063b5"/>
    </style:style>
    <style:style style:name="P19" style:family="paragraph" style:parent-style-name="Text_20_body" style:list-style-name="L3"/>
    <style:style style:name="P20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7.25pt"/>
    </style:style>
    <style:style style:name="T3" style:family="text">
      <style:text-properties style:font-name="sans-serif" fo:font-size="17.25pt" officeooo:rsid="00198a30"/>
    </style:style>
    <style:style style:name="T4" style:family="text">
      <style:text-properties style:font-name="sans-serif" fo:font-size="17.25pt" officeooo:rsid="001b6748"/>
    </style:style>
    <style:style style:name="T5" style:family="text">
      <style:text-properties style:font-name="sans-serif" fo:font-size="12pt"/>
    </style:style>
    <style:style style:name="T6" style:family="text">
      <style:text-properties style:font-name="sans-serif" fo:font-size="12pt" officeooo:rsid="00198a30"/>
    </style:style>
    <style:style style:name="T7" style:family="text">
      <style:text-properties style:font-name="sans-serif" fo:font-size="12pt" officeooo:rsid="001b6748"/>
    </style:style>
    <style:style style:name="T8" style:family="text">
      <style:text-properties style:font-name="sans-serif" fo:font-size="12pt" officeooo:rsid="001ebbd0"/>
    </style:style>
    <style:style style:name="T9" style:family="text">
      <style:text-properties style:font-name="sans-serif" fo:font-size="12pt" officeooo:rsid="001f2a33"/>
    </style:style>
    <style:style style:name="T10" style:family="text">
      <style:text-properties style:font-name="sans-serif" fo:font-size="12pt" officeooo:rsid="001f90c1"/>
    </style:style>
    <style:style style:name="T11" style:family="text">
      <style:text-properties style:font-name="sans-serif" fo:font-size="12pt" officeooo:rsid="001c2109"/>
    </style:style>
    <style:style style:name="T12" style:family="text">
      <style:text-properties style:font-name="sans-serif" fo:font-size="12pt" officeooo:rsid="002063b5"/>
    </style:style>
    <style:style style:name="T13" style:family="text">
      <style:text-properties style:font-name="sans-serif" fo:font-size="12pt" officeooo:rsid="001f90c1" style:font-size-asian="12pt" style:font-size-complex="12pt"/>
    </style:style>
    <style:style style:name="T14" style:family="text">
      <style:text-properties style:font-name="sans-serif" officeooo:rsid="001b6748"/>
    </style:style>
    <style:style style:name="T15" style:family="text">
      <style:text-properties style:font-name="sans-serif" officeooo:rsid="001f2a33"/>
    </style:style>
    <style:style style:name="T16" style:family="text">
      <style:text-properties style:font-name="sans-serif" officeooo:rsid="001f90c1"/>
    </style:style>
    <style:style style:name="T17" style:family="text">
      <style:text-properties style:font-name="sans-serif" officeooo:rsid="00198a30"/>
    </style:style>
    <style:style style:name="T18" style:family="text">
      <style:text-properties style:font-name="sans-serif" officeooo:rsid="001c2109"/>
    </style:style>
    <style:style style:name="T19" style:family="text">
      <style:text-properties style:font-name="sans-serif" officeooo:rsid="002063b5"/>
    </style:style>
    <style:style style:name="T20" style:family="text">
      <style:text-properties style:font-name="sans-serif" officeooo:rsid="001ebbd0"/>
    </style:style>
    <style:style style:name="T21" style:family="text">
      <style:text-properties officeooo:rsid="00198a30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01f90c1" style:font-size-asian="12pt" style:font-size-complex="12pt"/>
    </style:style>
    <style:style style:name="T24" style:family="text">
      <style:text-properties fo:font-size="12pt" officeooo:rsid="001def01" style:font-size-asian="12pt" style:font-size-complex="12pt"/>
    </style:style>
    <style:style style:name="T25" style:family="text">
      <style:text-properties style:font-name="monospace"/>
    </style:style>
    <style:style style:name="T26" style:family="text">
      <style:text-properties style:font-name="monospace" fo:font-size="12pt"/>
    </style:style>
    <style:style style:name="T27" style:family="text">
      <style:text-properties style:font-name="monospace" fo:font-size="12pt" officeooo:rsid="00198a30"/>
    </style:style>
    <style:style style:name="T28" style:family="text">
      <style:text-properties style:font-name="monospace" fo:font-size="12pt" officeooo:rsid="001b6748"/>
    </style:style>
    <style:style style:name="T29" style:family="text">
      <style:text-properties style:font-name="monospace" fo:font-size="12pt" officeooo:rsid="001bd644"/>
    </style:style>
    <style:style style:name="T30" style:family="text">
      <style:text-properties style:font-name="monospace" fo:font-size="12pt" officeooo:rsid="001c2109"/>
    </style:style>
    <style:style style:name="T31" style:family="text">
      <style:text-properties style:font-name="monospace" fo:font-size="12pt" officeooo:rsid="001def01"/>
    </style:style>
    <style:style style:name="T32" style:family="text">
      <style:text-properties style:font-name="monospace" fo:font-size="12pt" officeooo:rsid="001f2a33"/>
    </style:style>
    <style:style style:name="T33" style:family="text">
      <style:text-properties style:font-name="monospace" fo:font-size="12pt" style:font-size-asian="12pt" style:font-size-complex="12pt"/>
    </style:style>
    <style:style style:name="T34" style:family="text">
      <style:text-properties style:font-name="monospace" fo:font-size="12pt" officeooo:rsid="001def01" style:font-size-asian="12pt" style:font-size-complex="12pt"/>
    </style:style>
    <style:style style:name="T35" style:family="text">
      <style:text-properties style:font-name="monospace" officeooo:rsid="001f2a33"/>
    </style:style>
    <style:style style:name="T36" style:family="text">
      <style:text-properties style:font-name="monospace" officeooo:rsid="00198a30"/>
    </style:style>
    <style:style style:name="T37" style:family="text">
      <style:text-properties style:font-name="monospace" officeooo:rsid="001b6748"/>
    </style:style>
    <style:style style:name="T38" style:family="text">
      <style:text-properties style:font-name="monospace" officeooo:rsid="001bd644"/>
    </style:style>
    <style:style style:name="T39" style:family="text">
      <style:text-properties style:font-name="monospace" officeooo:rsid="001c2109"/>
    </style:style>
    <style:style style:name="T40" style:family="text">
      <style:text-properties style:font-name="monospace" officeooo:rsid="001def01"/>
    </style:style>
    <style:style style:name="T41" style:family="text">
      <style:text-properties officeooo:rsid="001b6748"/>
    </style:style>
    <style:style style:name="T42" style:family="text">
      <style:text-properties officeooo:rsid="001bd644"/>
    </style:style>
    <style:style style:name="T43" style:family="text">
      <style:text-properties officeooo:rsid="001c2109"/>
    </style:style>
    <style:style style:name="T44" style:family="text">
      <style:text-properties officeooo:rsid="001def01"/>
    </style:style>
    <style:style style:name="T45" style:family="text">
      <style:text-properties officeooo:rsid="001ebbd0"/>
    </style:style>
    <style:style style:name="T46" style:family="text">
      <style:text-properties officeooo:rsid="001f2a33"/>
    </style:style>
    <style:style style:name="T47" style:family="text">
      <style:text-properties officeooo:rsid="001f90c1"/>
    </style:style>
    <style:style style:name="T48" style:family="text">
      <style:text-properties officeooo:rsid="002063b5"/>
    </style:style>
    <style:style style:name="T49" style:family="text">
      <style:text-properties style:font-name="Liberation Serif" fo:font-size="12pt" style:font-size-asian="12pt" style:font-size-complex="12pt"/>
    </style:style>
    <style:style style:name="T50" style:family="text">
      <style:text-properties style:font-name="Liberation Serif" fo:font-size="12pt" officeooo:rsid="001f90c1" style:font-size-asian="12pt" style:font-size-complex="12pt"/>
    </style:style>
    <style:style style:name="T51" style:family="text">
      <style:text-properties style:font-name="Liberation Serif" fo:font-size="12pt" officeooo:rsid="001def01" style:font-size-asian="12pt" style:font-size-complex="12pt"/>
    </style:style>
    <style:style style:name="T5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1b6748" style:font-weight-asian="bold" style:font-weight-complex="bold"/>
    </style:style>
    <style:style style:name="T55" style:family="text">
      <style:text-properties fo:font-weight="bold" officeooo:rsid="001c2109" style:font-weight-asian="bold" style:font-weight-complex="bold"/>
    </style:style>
    <style:style style:name="T56" style:family="text">
      <style:text-properties fo:font-weight="bold" officeooo:rsid="002063b5" style:font-weight-asian="bold" style:font-weight-complex="bold"/>
    </style:style>
    <style:style style:name="T57" style:family="text">
      <style:text-properties fo:font-weight="bold" officeooo:rsid="001f90c1" style:font-weight-asian="bold" style:font-weight-complex="bold"/>
    </style:style>
    <style:style style:name="T58" style:family="text">
      <style:text-properties fo:font-weight="bold" officeooo:rsid="001bd644" style:font-weight-asian="bold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8">UNIX commands: </text:p>
      <text:p text:style-name="Standard"/>
      <text:list xml:id="list3499618336" text:style-name="L2">
        <text:list-item>
          <text:p text:style-name="P5"><text:bookmark text:name="page138R_mcid15"/><text:span text:style-name="T53">whoami</text:span> - <text:bookmark text:name="page138R_mcid19"/><text:span text:style-name="T21">l</text:span>ists the account name associated with the current login</text:p>
        </text:list-item>
        <text:list-item>
          <text:p text:style-name="P5"><text:span text:style-name="T53">users, who, and w</text:span> - <text:bookmark text:name="page140R_mcid6"/>lists down information associated with the users logged in the system</text:p>
        </text:list-item>
        <text:list-item>
          <text:p text:style-name="P5"><text:span text:style-name="T53">pwd</text:span> - Print the Working Directory</text:p>
        </text:list-item>
        <text:list-item>
          <text:p text:style-name="P5"><text:bookmark text:name="page144R_mcid10"/><text:span text:style-name="T53">ls </text:span>- <text:bookmark text:name="page144R_mcid9"/>list the files and directories stored in the current directory</text:p>
        </text:list-item>
        <text:list-item>
          <text:p text:style-name="P5"><text:bookmark text:name="page144R_mcid19"/><text:span text:style-name="T53">ls -l</text:span> – <text:bookmark text:name="page146R_mcid16"/><text:span text:style-name="T21">lists the files with </text:span>file type, permission given on the file<text:bookmark text:name="page146R_mcid17"/>, the number of memory blocks taken by the file or directory<text:bookmark text:name="page146R_mcid18"/>, the owner of the file<text:bookmark text:name="page146R_mcid19"/><text:bookmark text:name="page146R_mcid20"/><text:bookmark text:name="page146R_mcid21"/>, the date and the time when this file was created <text:span text:style-name="T21">or</text:span> modified for the last time, <text:span text:style-name="T21">etc.</text:span></text:p>
        </text:list-item>
        <text:list-item>
          <text:p text:style-name="P6"><text:span text:style-name="T54">ls with methacharacters (</text:span><text:bookmark text:name="page148R_mcid25"/><text:span text:style-name="T53">* and ?</text:span><text:span text:style-name="T54">)</text:span><text:span text:style-name="T41"> - </text:span><text:bookmark text:name="page148R_mcid251"/><text:span text:style-name="T41">* to match 0 or more characters, a question mark (?) matches with a single character.</text:span></text:p>
          <text:p text:style-name="P6"><text:span text:style-name="T41">Eg: </text:span><text:bookmark text:name="page148R_mcid27"/>ls ch*.doc<text:span text:style-name="T41"> - displays all the files, the names of which start with ch and end with .doc </text:span></text:p>
        </text:list-item>
        <text:list-item>
          <text:p text:style-name="P6"><text:bookmark text:name="page150R_mcid12"/><text:span text:style-name="T54">ls -a</text:span><text:span text:style-name="T41"> - </text:span><text:bookmark text:name="page150R_mcid11"/><text:span text:style-name="T41">To list the invisible files</text:span></text:p>
        </text:list-item>
        <text:list-item>
          <text:p text:style-name="P7"><text:span text:style-name="T54">l</text:span><text:span text:style-name="T55">s -R </text:span><text:span text:style-name="T43">– lists all files in the subdirectory</text:span></text:p>
        </text:list-item>
        <text:list-item>
          <text:p text:style-name="P7"><text:bookmark text:name="page150R_mcid26"/><text:span text:style-name="T54">vi filename</text:span><text:span text:style-name="T41"> - </text:span><text:bookmark text:name="page150R_mcid27"/><text:span text:style-name="T41">open a file with the given filename</text:span></text:p>
        </text:list-item>
        <text:list-item>
          <text:p text:style-name="P8"><text:span text:style-name="T56">t</text:span><text:span text:style-name="T57">ouch filename </text:span><text:span text:style-name="T47">- creates an empty (zero-byte) new file </text:span><text:span text:style-name="T48">filename</text:span><text:span text:style-name="T47">.</text:span></text:p>
          <text:p text:style-name="P4"><text:span text:style-name="Strong_20_Emphasis"><text:span text:style-name="T50">-a</text:span></text:span><text:span text:style-name="T50">, change the access time only </text:span></text:p>
        </text:list-item>
        <text:list-item text:style-override="L3">
          <text:p text:style-name="P20"><text:span text:style-name="Strong_20_Emphasis"><text:span text:style-name="T49">-c</text:span></text:span><text:span text:style-name="T49">, if the file exist, do not create it </text:span></text:p>
        </text:list-item>
        <text:list-item text:style-override="L3">
          <text:p text:style-name="P20"><text:span text:style-name="Strong_20_Emphasis"><text:span text:style-name="T49">-d</text:span></text:span><text:span text:style-name="T49">, update the access and modification times </text:span></text:p>
        </text:list-item>
        <text:list-item text:style-override="L3">
          <text:p text:style-name="P20"><text:span text:style-name="Strong_20_Emphasis"><text:span text:style-name="T49">-m</text:span></text:span><text:span text:style-name="T49">, change the modification time only </text:span></text:p>
        </text:list-item>
        <text:list-item text:style-override="L3">
          <text:p text:style-name="P20"><text:span text:style-name="Strong_20_Emphasis"><text:span text:style-name="T49">-r</text:span></text:span><text:span text:style-name="T49">, use the access and modification times of the file </text:span></text:p>
        </text:list-item>
        <text:list-item text:style-override="L3">
          <text:p text:style-name="P19"><text:span text:style-name="Strong_20_Emphasis"><text:span text:style-name="T49">-t</text:span></text:span><text:span text:style-name="T49">, creates a file using a specified time </text:span></text:p>
        </text:list-item>
        <text:list-item>
          <text:p text:style-name="P8"><text:bookmark text:name="page152R_mcid22"/><text:span text:style-name="T54">cat filename</text:span><text:span text:style-name="T41"> - </text:span><text:bookmark text:name="page152R_mcid21"/><text:span text:style-name="T41">to see the content of a file</text:span></text:p>
        </text:list-item>
        <text:list-item>
          <text:p text:style-name="P6"><text:span text:style-name="T41"><text:s/></text:span><text:bookmark text:name="page154R_mcid2"/><text:span text:style-name="T54">cat -b filename</text:span><text:span text:style-name="T41"> - </text:span><text:bookmark text:name="page154R_mcid1"/><text:span text:style-name="T41">display the contents with line numbers</text:span></text:p>
        </text:list-item>
        <text:list-item>
          <text:p text:style-name="P6"><text:bookmark text:name="page154R_mcid10"/><text:span text:style-name="T53">wc filena</text:span><text:span text:style-name="T54">me</text:span><text:span text:style-name="T41"> - </text:span><text:bookmark text:name="page154R_mcid9"/><text:span text:style-name="T41">to get a count of the total number of lines, words, andcharacters contained in a file</text:span></text:p>
        </text:list-item>
        <text:list-item>
          <text:p text:style-name="P6"><text:s/><text:bookmark text:name="page154R_mcid25"/><text:span text:style-name="T53">cp source_file destination_file</text:span> - <text:bookmark text:name="page154R_mcid24"/>make a copy of a<text:span text:style-name="T41">n existing </text:span>file</text:p>
        </text:list-item>
        <text:list-item>
          <text:p text:style-name="P9"><text:bookmark text:name="page156R_mcid8"/><text:span text:style-name="T53">mv old_file new_file</text:span> - <text:bookmark text:name="page156R_mcid9"/>rename the existing file filename to newfile</text:p>
        </text:list-item>
        <text:list-item>
          <text:p text:style-name="P9"><text:bookmark text:name="page156R_mcid17"/><text:span text:style-name="T53">rm filename</text:span> - <text:bookmark text:name="page156R_mcid16"/>To delete an existing file</text:p>
        </text:list-item>
        <text:list-item>
          <text:p text:style-name="P9"><text:bookmark text:name="page162R_mcid9"/><text:span text:style-name="T53">cd ~</text:span> <text:bookmark text:name="page162R_mcid8"/><text:s/>-go in your home directory</text:p>
        </text:list-item>
        <text:list-item>
          <text:p text:style-name="P9"><text:bookmark text:name="page162R_mcid12"/><text:span text:style-name="T53">cd ~username</text:span><text:bookmark text:name="page162R_mcid11"/> - go in any other user's home directory</text:p>
        </text:list-item>
        <text:list-item>
          <text:p text:style-name="P9"><text:bookmark text:name="page162R_mcid15"/><text:span text:style-name="T53">cd -</text:span> <text:bookmark text:name="page162R_mcid14"/>- <text:span text:style-name="T42">g</text:span>o in your last directory</text:p>
        </text:list-item>
        <text:list-item>
          <text:p text:style-name="P9"><text:span text:style-name="T58">cd ..</text:span><text:span text:style-name="T42"> - c</text:span>hange Current directory to parent directory</text:p>
        </text:list-item>
        <text:list-item>
          <text:p text:style-name="P9"><text:span text:style-name="T58">cd -- </text:span><text:span text:style-name="T42">-</text:span>last working directory from where we moved</text:p>
        </text:list-item>
        <text:list-item>
          <text:p text:style-name="P9"><text:span text:style-name="T53">cd /usr/local </text:span>- Change from current directory to /usr/local.</text:p>
        </text:list-item>
        <text:list-item>
          <text:p text:style-name="P10"><text:span text:style-name="T53">/usr/local$ cd /usr/local/lib</text:span> - Change from current directory to /usr/local/lib using absolute path.</text:p>
        </text:list-item>
        <text:list-item>
          <text:p text:style-name="P10"><text:span text:style-name="T53">usr/local$ cd lib</text:span> - Change from current working directory to /usr/local/lib using relative path.</text:p>
        </text:list-item>
        <text:list-item>
          <text:p text:style-name="P10"><text:bookmark text:name="page166R_mcid4"/><text:span text:style-name="T53">mkdir dirname</text:span> - <text:bookmark text:name="page166R_mcid9"/>Creates the directory in the current directory</text:p>
        </text:list-item>
        <text:list-item>
          <text:p text:style-name="P11"><text:bookmark text:name="page168R_mcid1"/><text:span text:style-name="T53">mkdir -p /tmp/amrood/test </text:span>- <text:bookmark text:name="page166R_mcid20"/>to create parent directories <text:span text:style-name="T43">(amrood directory created between tmp and test)</text:span></text:p>
        </text:list-item>
        <text:list-item>
          <text:p text:style-name="P11"><text:bookmark text:name="page168R_mcid8"/><text:span text:style-name="T53">rmdir dirname</text:span> - <text:bookmark text:name="page168R_mcid10"/>To remove a<text:span text:style-name="T44">n empty</text:span> directory</text:p>
        </text:list-item>
        <text:list-item>
          <text:p text:style-name="P3"><text:span text:style-name="Source_20_Text"><text:span text:style-name="T52">rm -rf directoryname</text:span></text:span><text:span text:style-name="Source_20_Text"><text:span text:style-name="T49"> - To remove </text:span></text:span><text:span text:style-name="Source_20_Text"><text:span text:style-name="T51">a non-empty</text:span></text:span><text:span text:style-name="Source_20_Text"><text:span text:style-name="T49"> directory</text:span></text:span></text:p>
        </text:list-item>
        <text:list-item>
          <text:p text:style-name="P12"><text:bookmark text:name="page176R_mcid26"/><text:span text:style-name="T53">chmod</text:span> - <text:bookmark text:name="page176R_mcid0"/>to modify file or directory permissions</text:p>
          <text:p text:style-name="P12"><text:span text:style-name="T45">When you type ls-l and get the list of files with permission :</text:span></text:p>
          <text:list>
            <text:list-header>
              <text:p text:style-name="P12">The first three characters represent the permissions for the file's owner <text:span text:style-name="T46">(u)</text:span>. For e<text:span text:style-name="T45">g</text:span>, -rwxr-xr-- represents that the owner has read (r), write (w) and execute (x) permission.<text:bookmark text:name="page172R_mcid14"/><text:line-break/>The second group consists of the permissions for the group <text:span text:style-name="T46">(g)</text:span>. For e<text:span text:style-name="T45">g</text:span>, </text:p>
              <text:p text:style-name="P12"><text:soft-page-break/>-rwxr-xr-- represents that the group has read (r) and execute (x) permission, but no write permission.<text:bookmark text:name="page172R_mcid15"/><text:line-break/>The last group represents the permissions for everyone else <text:span text:style-name="T46">(o)</text:span>. For <text:span text:style-name="T45">eg</text:span>, -rwxr-xr-- represents that there is read (r) only permission.</text:p>
            </text:list-header>
          </text:list>
          <text:p text:style-name="P12"/>
          <text:list text:continue-numbering="true">
            <text:list-header>
              <text:p text:style-name="P12"><text:bookmark text:name="page176R_mcid13"/>+<text:bookmark text:name="page176R_mcid14"/> Adds the designated permission(s) to a file or directory.<text:bookmark text:name="page176R_mcid15"/><text:bookmark text:name="page176R_mcid16"/><text:line-break/>-<text:bookmark text:name="page176R_mcid17"/> <text:s text:c="2"/>Removes the designated permission(s) from a file or directory.<text:bookmark text:name="page176R_mcid18"/><text:bookmark text:name="page176R_mcid19"/><text:line-break/>=<text:bookmark text:name="page176R_mcid20"/> Sets the designated permission(s)</text:p>
              <text:p text:style-name="P12"/>
              <text:p text:style-name="P13"><text:bookmark text:name="page176R_mcid27"/><text:span text:style-name="T53">chmod o+wx testfile</text:span> – <text:span text:style-name="T46">change </text:span><text:bookmark text:name="page176R_mcid25"/><text:span text:style-name="T46">-rwxrwxr-- to </text:span><text:bookmark text:name="page176R_mcid29"/><text:span text:style-name="T46">-rwxrwxrwx </text:span></text:p>
            </text:list-header>
          </text:list>
        </text:list-item>
        <text:list-item>
          <text:p text:style-name="P17">chmod with absolute permissions</text:p>
          <text:p text:style-name="P14"><text:bookmark text:name="page183R_mcid18"/>0<text:bookmark text:name="page183R_mcid19"/> No permission<text:bookmark text:name="page183R_mcid20"/> ---<text:bookmark text:name="page183R_mcid21"/><text:bookmark text:name="page183R_mcid22"/><text:line-break/>1<text:bookmark text:name="page183R_mcid23"/> Execute permission<text:bookmark text:name="page183R_mcid24"/> --x<text:bookmark text:name="page183R_mcid25"/><text:bookmark text:name="page183R_mcid26"/><text:line-break/>2<text:bookmark text:name="page183R_mcid27"/> Write permission<text:bookmark text:name="page183R_mcid28"/> -w-<text:bookmark text:name="page183R_mcid29"/><text:bookmark text:name="page183R_mcid30"/><text:line-break/>3<text:bookmark text:name="page183R_mcid31"/> Execute and write permission: 1 (execute) + 2 (write) = 3<text:bookmark text:name="page183R_mcid32"/> -wx<text:bookmark text:name="page183R_mcid33"/><text:bookmark text:name="page183R_mcid34"/><text:line-break/>4<text:bookmark text:name="page183R_mcid35"/> Read permission<text:bookmark text:name="page183R_mcid36"/> r--<text:bookmark text:name="page183R_mcid37"/><text:bookmark text:name="page183R_mcid38"/><text:line-break/>5<text:bookmark text:name="page183R_mcid39"/> Read and execute permission: 4 (read) + 1 (execute) = 5<text:bookmark text:name="page183R_mcid40"/> r-x<text:bookmark text:name="page183R_mcid41"/><text:bookmark text:name="page183R_mcid42"/><text:line-break/>6<text:bookmark text:name="page183R_mcid43"/> Read and write permission: 4 (read) + 2 (write) = 6<text:bookmark text:name="page183R_mcid44"/> rw-<text:bookmark text:name="page183R_mcid45"/><text:bookmark text:name="page183R_mcid46"/><text:line-break/>7<text:bookmark text:name="page183R_mcid47"/> All permissions: 4 (read) + 2 (write) + 1 (execute) = 7<text:bookmark text:name="page183R_mcid48"/> rwx</text:p>
        </text:list-item>
      </text:list>
      <text:p text:style-name="P15"><text:s text:c="11"/></text:p>
      <text:p text:style-name="P16"><text:span text:style-name="T46"><text:tab/></text:span><text:bookmark text:name="page183R_mcid55"/><text:span text:style-name="T53">chmod 755 testfile </text:span>– <text:span text:style-name="T46">change </text:span><text:bookmark text:name="page183R_mcid53"/><text:span text:style-name="T46">-rwxrwxr-- to </text:span><text:bookmark text:name="page183R_mcid57"/><text:span text:style-name="T46">-rwxr-xr-x</text:span></text:p>
      <text:list xml:id="list191652443148901" text:continue-numbering="true" text:style-name="L2">
        <text:list-item>
          <text:p text:style-name="P5"><text:bookmark text:name="page185R_mcid10"/><text:span text:style-name="T53">chown </text:span>− to change the owner of a file</text:p>
          <text:p text:style-name="P5"><text:bookmark text:name="page185R_mcid20"/><text:span text:style-name="T53">chown amrood testfile </text:span>- <text:bookmark text:name="page185R_mcid22"/>Changes the owner of the given file to the user amrood</text:p>
        </text:list-item>
        <text:list-item>
          <text:p text:style-name="P5"><text:bookmark text:name="page185R_mcid11"/><text:span text:style-name="T53">chgrp</text:span> − <text:s/>to change the group of a file.</text:p>
          <text:p text:style-name="P5"><text:bookmark text:name="page187R_mcid3"/><text:span text:style-name="T53">chgrp special testfile</text:span> - <text:span text:style-name="T47">c</text:span>hanges the group of the given file to special group.</text:p>
        </text:list-item>
      </text:list>
      <text:p text:style-name="P2"/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7T17:18:34.638223038</meta:creation-date>
    <dc:date>2022-08-07T19:16:51.023321816</dc:date>
    <meta:editing-duration>PT6M3S</meta:editing-duration>
    <meta:editing-cycles>1</meta:editing-cycles>
    <meta:document-statistic meta:table-count="0" meta:image-count="0" meta:object-count="0" meta:page-count="2" meta:paragraph-count="50" meta:word-count="703" meta:character-count="3834" meta:non-whitespace-character-count="3186"/>
    <meta:generator>LibreOffice/6.4.7.2$Linux_X86_64 LibreOffice_project/40$Build-2</meta:generator>
  </office:meta>
</office:document-meta>
</file>